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alibri, Arial"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alibri, Arial" fo:font-size="12pt" style:font-size-asian="12pt" style:font-size-complex="12pt"/>
    </style:style>
    <style:style style:name="P4" style:parent-style-name="Normal" style:family="paragraph">
      <style:text-properties style:font-name="Calibri, Arial" fo:font-size="12pt" style:font-size-asian="12pt" style:font-size-complex="12pt"/>
    </style:style>
    <style:style style:name="P5" style:parent-style-name="Normal" style:family="paragraph">
      <style:text-properties style:font-name="Calibri, Arial" fo:font-size="12pt" style:font-size-asian="12pt" style:font-size-complex="12pt"/>
    </style:style>
    <style:style style:name="P6" style:parent-style-name="Normal" style:family="paragraph">
      <style:text-properties style:font-name="Calibri, Arial" fo:font-size="12pt" style:font-size-asian="12pt" style:font-size-complex="12pt"/>
    </style:style>
    <style:style style:name="P7" style:parent-style-name="Normal" style:family="paragraph">
      <style:text-properties style:font-name="Calibri, Arial" fo:font-size="12pt" style:font-size-asian="12pt" style:font-size-complex="12pt"/>
    </style:style>
    <style:style style:name="P8" style:parent-style-name="Normal" style:family="paragraph">
      <style:text-properties style:font-name="Calibri, Arial" fo:font-size="12pt" style:font-size-asian="12pt" style:font-size-complex="12pt"/>
    </style:style>
    <style:style style:name="T9" style:parent-style-name="DefaultParagraphFont" style:family="text">
      <style:text-properties style:font-name="Calibri, Arial" fo:font-size="12pt" style:font-size-asian="12pt" style:font-size-complex="12pt"/>
    </style:style>
    <style:style style:name="P10" style:parent-style-name="Normal" style:family="paragraph">
      <style:paragraph-properties fo:line-height="100%"/>
    </style:style>
  </office:automatic-styles>
  <office:body>
    <office:text text:use-soft-page-breaks="true">
      <text:p text:style-name="P1"><text:span text:style-name="T2">C1: Evolution of Operating Systems</text:span></text:p>
      <text:p text:style-name="P3">Used to maximise throughput – Does something useful when a program can’t continue</text:p>
      <text:p text:style-name="P4">Early systems: ‘job’ loaded from punched cards/tape, output goes to printer</text:p>
      <text:p text:style-name="P5">Job: included loading a compiler, assembler, linker, and data. Run sequentially</text:p>
      <text:p text:style-name="P6">CPU was mostly idle</text:p>
      <text:p text:style-name="P7">Batch systems: jobs passed to human operator</text:p>
      <text:p text:style-name="P8">Operator: Groups jobs into batches with similar characteristics.<text:s/></text:p>
      <text:p text:style-name="Normal"><text:span text:style-name="T9">E.g. programs that all use the same compiler</text:span></text:p>
      <text:p text:style-name="P1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2-24T12:15:00Z</meta:creation-date>
    <dc:date>2021-03-03T13:57:00Z</dc:date>
    <meta:template xlink:href="Normal.dotm" xlink:type="simple"/>
    <meta:editing-cycles>72</meta:editing-cycles>
    <meta:editing-duration>PT79500S</meta:editing-duration>
    <meta:document-statistic meta:page-count="1" meta:paragraph-count="1" meta:word-count="67" meta:character-count="449" meta:row-count="3" meta:non-whitespace-character-count="383"/>
  </office:meta>
</office:document-meta>
</file>